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CreatorsTests.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reatorsTests.gateway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CreatorsTests.successWith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reatorsTests.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CreatorsTests.withCustom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CreatorsTests.successWithContentWithou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reatorsTests.tooManyRequestsWithRetry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reatorsTests.unautho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reatorsTests.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reatorsTests.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reatorsTests.resourc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CreatorsTests.with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reatorsTests.acce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CreatorsTests.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ponseCreatorsTests.serviceU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CreatorsTests.requestConfl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CreatorsTests.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CreatorsTests.tooManyRequ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CreatorsTests.forbidde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CreatorsTests.badGate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